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e7cd" officeooo:paragraph-rsid="001ae7c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iton To-Do List</text:p>
      <text:p text:style-name="Standard"/>
      <text:p text:style-name="Standard">1. Make enemies not see through walls.</text:p>
      <text:p text:style-name="Standard"/>
      <text:p text:style-name="P1">2. Add a quick-rest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10:30.398649000</meta:creation-date>
    <dc:date>2014-05-12T17:00:25.390000000</dc:date>
    <meta:editing-cycles>1</meta:editing-cycles>
    <meta:editing-duration>P11DT3H31M44S</meta:editing-duration>
    <meta:document-statistic meta:table-count="0" meta:image-count="0" meta:object-count="0" meta:page-count="1" meta:paragraph-count="3" meta:word-count="14" meta:character-count="79" meta:non-whitespace-character-count="68"/>
    <meta:generator>LibreOffice/4.2.3.3$Windows_x86 LibreOffice_project/882f8a0a489bc99a9e60c7905a60226254cb6ff0</meta:generator>
  </office:meta>
</office:document-meta>
</file>